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ec5d" officeooo:paragraph-rsid="001aec5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08fa"/>
    </style:style>
    <style:style style:name="T4" style:family="text">
      <style:text-properties officeooo:rsid="001ae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1st</text:span> of <text:span text:style-name="T3">August</text:span> 202<text:span text:style-name="T4">3</text:span> under the <text:span text:style-name="T4">35th</text:span> PA Meeting.</text:p>
      <text:p text:style-name="P1"/>
      <text:p text:style-name="P1">The Assembly, recognising the current situation,</text:p>
      <text:p text:style-name="P1"/>
      <text:p text:style-name="P4">Constitutes the need to set up a system for dynmap markers.</text:p>
      <text:p text:style-name="P4">This would involve a regulatory system where the CotS decides on applications to place markers for different areas or landmarks (where the PA has the final decision)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Emeralda_axe7</text:p>
      <text:p text:style-name="P4">FVerndari</text:p>
      <text:p text:style-name="P4">Comradedoggo_23</text:p>
      <text:p text:style-name="P4">Thanster</text:p>
      <text:p text:style-name="P1"/>
      <text:p text:style-name="P1"/>
      <text:p text:style-name="P1"/>
      <text:p text:style-name="Standard"><text:span text:style-name="T1">[</text:span><text:span text:style-name="T2">Motion 35-1: To set up a system for dynmap marker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21:37:03.792958503</dc:date>
    <meta:editing-duration>PT2M43S</meta:editing-duration>
    <meta:editing-cycles>6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2" meta:word-count="78" meta:character-count="492" meta:non-whitespace-character-count="426"/>
  </office:meta>
</office:document-meta>
</file>